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6a82" officeooo:paragraph-rsid="00026a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Data Scientist Toolbox</text:p>
      <text:h text:style-name="Heading_20_1" text:outline-level="1">Woche 2</text:h>
      <text:h text:style-name="Heading_20_2" text:outline-level="2">Definitionen</text:h>
      <text:p text:style-name="P1">Package<text:tab/><text:tab/>=<text:tab/>Sammlung von Funktionen, Daten, Code</text:p>
      <text:h text:style-name="Heading_20_2" text:outline-level="2">Befehle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3:28:54.254005098</meta:creation-date>
    <dc:date>2022-02-20T13:33:03.374305353</dc:date>
    <meta:editing-duration>PT4M12S</meta:editing-duration>
    <meta:editing-cycles>1</meta:editing-cycles>
    <meta:document-statistic meta:table-count="0" meta:image-count="0" meta:object-count="0" meta:page-count="1" meta:paragraph-count="5" meta:word-count="15" meta:character-count="99" meta:non-whitespace-character-count="88"/>
    <meta:generator>LibreOffice/6.4.7.2$Linux_X86_64 LibreOffice_project/40$Build-2</meta:generator>
  </office:meta>
</office:document-meta>
</file>